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EB Garamond 12" svg:font-family="'EB Garamond 12'" style:font-pitch="variable"/>
    <style:font-face style:name="TeXGyreSchola" svg:font-family="TeXGyreSchol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Default">
      <style:text-properties style:font-name="TeXGyreSchola" fo:font-size="9pt" style:font-size-asian="9pt" style:font-size-complex="9pt"/>
    </style:style>
    <style:style style:name="P2" style:family="paragraph" style:parent-style-name="Default">
      <style:text-properties style:font-name="TeXGyreSchola" fo:font-size="9pt" officeooo:paragraph-rsid="0077273d" style:font-size-asian="9pt" style:font-size-complex="9pt"/>
    </style:style>
    <style:style style:name="P3" style:family="paragraph" style:parent-style-name="Default">
      <style:paragraph-properties fo:text-align="center" style:justify-single-word="false"/>
      <style:text-properties style:font-name="TeXGyreSchola" fo:font-size="9pt" fo:font-weight="bold" style:font-size-asian="9pt" style:font-weight-asian="bold" style:font-size-complex="9pt" style:font-weight-complex="bold"/>
    </style:style>
    <style:style style:name="P4" style:family="paragraph" style:parent-style-name="Default">
      <style:paragraph-properties fo:text-align="center" style:justify-single-word="false"/>
      <style:text-properties style:font-name="TeXGyreSchola" fo:font-size="5pt" style:font-size-asian="4.34999990463257pt" style:font-size-complex="5pt"/>
    </style:style>
    <style:style style:name="P5" style:family="paragraph" style:parent-style-name="Standard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fo:font-style="italic" officeooo:rsid="00a741dd" officeooo:paragraph-rsid="00a741dd" style:font-size-asian="9pt" style:font-style-asian="italic" style:font-size-complex="9pt" style:font-style-complex="italic"/>
    </style:style>
    <style:style style:name="P6" style:family="paragraph" style:parent-style-name="Standard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rsid="007479bd" officeooo:paragraph-rsid="0077273d" style:font-size-asian="9pt" style:font-size-complex="9pt"/>
    </style:style>
    <style:style style:name="P7" style:family="paragraph" style:parent-style-name="Standard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paragraph-rsid="0084f214" style:font-size-asian="9pt" style:font-size-complex="9pt"/>
    </style:style>
    <style:style style:name="P8" style:family="paragraph" style:parent-style-name="Standard">
      <style:paragraph-properties fo:margin-top="0in" fo:margin-bottom="0in" loext:contextual-spacing="false" fo:text-align="center" style:justify-single-word="false" style:shadow="none" style:writing-mode="lr-tb">
        <style:tab-stops>
          <style:tab-stop style:position="7.5in" style:type="right"/>
        </style:tab-stops>
      </style:paragraph-properties>
      <style:text-properties style:font-name="TeXGyreSchola" fo:font-size="9pt" fo:font-weight="normal" officeooo:paragraph-rsid="00ba78ae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margin-top="0in" fo:margin-bottom="0in" loext:contextual-spacing="false" fo:text-align="center" style:justify-single-word="false" style:shadow="none" style:writing-mode="lr-tb">
        <style:tab-stops>
          <style:tab-stop style:position="7.5in" style:type="right"/>
        </style:tab-stops>
      </style:paragraph-properties>
      <style:text-properties style:font-name="TeXGyreSchola" fo:font-size="5pt" fo:font-weight="normal" officeooo:paragraph-rsid="00ba78ae" style:font-size-asian="4.34999990463257pt" style:font-weight-asian="normal" style:font-size-complex="5pt" style:font-weight-complex="normal"/>
    </style:style>
    <style:style style:name="P10" style:family="paragraph" style:parent-style-name="Text_20_body">
      <style:paragraph-properties fo:margin-top="0in" fo:margin-bottom="0in" loext:contextual-spacing="false" fo:text-align="center" style:justify-single-word="false" style:shadow="none" style:writing-mode="lr-tb"/>
      <style:text-properties style:font-name="TeXGyreSchola" fo:font-size="5pt" fo:font-weight="bold" style:font-size-asian="4.34999990463257pt" style:font-weight-asian="bold" style:font-size-complex="5pt"/>
    </style:style>
    <style:style style:name="P11" style:family="paragraph" style:parent-style-name="Heading_20_2">
      <style:text-properties style:font-name="TeXGyreSchola" fo:font-size="9pt" style:font-size-asian="9pt" style:font-size-complex="9pt"/>
    </style:style>
    <style:style style:name="P12" style:family="paragraph" style:parent-style-name="Heading_20_2">
      <style:text-properties style:font-name="TeXGyreSchola" fo:font-size="9pt" fo:font-weight="bold" style:font-size-asian="9pt" style:font-weight-asian="bold" style:font-size-complex="9pt" style:font-weight-complex="bold"/>
    </style:style>
    <style:style style:name="P13" style:family="paragraph" style:parent-style-name="Heading_20_2">
      <style:paragraph-properties fo:text-align="start" style:justify-single-word="false" style:shadow="none" style:writing-mode="lr-tb"/>
      <style:text-properties style:font-name="TeXGyreSchola" fo:font-size="9pt" officeooo:paragraph-rsid="00b69a79" style:font-size-asian="9pt" style:font-size-complex="9pt"/>
    </style:style>
    <style:style style:name="P14" style:family="paragraph" style:parent-style-name="Default" style:list-style-name="L4">
      <style:text-properties style:font-name="TeXGyreSchola" fo:font-size="9pt" officeooo:rsid="009f6b5c" officeooo:paragraph-rsid="009f6b5c" style:font-size-asian="9pt" style:font-size-complex="9pt"/>
    </style:style>
    <style:style style:name="P15" style:family="paragraph" style:parent-style-name="Default" style:list-style-name="L4">
      <style:text-properties style:font-name="TeXGyreSchola" fo:font-size="9pt" officeooo:rsid="008c9532" officeooo:paragraph-rsid="00996ba9" style:font-size-asian="9pt" style:font-size-complex="9pt"/>
    </style:style>
    <style:style style:name="P16" style:family="paragraph" style:parent-style-name="Default" style:list-style-name="L4">
      <style:text-properties style:font-name="TeXGyreSchola" fo:font-size="9pt" officeooo:rsid="00a04b03" officeooo:paragraph-rsid="00a04b03" style:font-size-asian="9pt" style:font-size-complex="9pt"/>
    </style:style>
    <style:style style:name="P17" style:family="paragraph" style:parent-style-name="Default" style:list-style-name="L1">
      <style:paragraph-properties fo:margin-top="0in" fo:margin-bottom="0in" loext:contextual-spacing="false"/>
      <style:text-properties style:font-name="TeXGyreSchola" fo:font-size="9pt" officeooo:paragraph-rsid="0084f214" style:font-size-asian="9pt" style:font-size-complex="9pt"/>
    </style:style>
    <style:style style:name="P18" style:family="paragraph" style:parent-style-name="Default" style:list-style-name="L1">
      <style:paragraph-properties fo:margin-top="0in" fo:margin-bottom="0in" loext:contextual-spacing="false"/>
      <style:text-properties style:font-name="TeXGyreSchola" fo:font-size="9pt" officeooo:paragraph-rsid="009608d1" style:font-size-asian="9pt" style:font-size-complex="9pt"/>
    </style:style>
    <style:style style:name="P19" style:family="paragraph" style:parent-style-name="Default" style:list-style-name="L1">
      <style:paragraph-properties fo:margin-top="0in" fo:margin-bottom="0in" loext:contextual-spacing="false"/>
      <style:text-properties style:font-name="TeXGyreSchola" fo:font-size="9pt" officeooo:paragraph-rsid="00b44c56" style:font-size-asian="9pt" style:font-size-complex="9pt"/>
    </style:style>
    <style:style style:name="P20" style:family="paragraph" style:parent-style-name="Default" style:list-style-name="L1">
      <style:paragraph-properties fo:margin-top="0in" fo:margin-bottom="0in" loext:contextual-spacing="false"/>
      <style:text-properties style:font-name="TeXGyreSchola" fo:font-size="9pt" officeooo:paragraph-rsid="00dd6033" style:font-size-asian="9pt" style:font-size-complex="9pt"/>
    </style:style>
    <style:style style:name="P21" style:family="paragraph" style:parent-style-name="Default" style:list-style-name="L1">
      <style:paragraph-properties fo:margin-top="0in" fo:margin-bottom="0in" loext:contextual-spacing="false"/>
      <style:text-properties style:font-name="TeXGyreSchola" fo:font-size="9pt" officeooo:paragraph-rsid="011e870f" style:font-size-asian="9pt" style:font-size-complex="9pt"/>
    </style:style>
    <style:style style:name="P22" style:family="paragraph" style:parent-style-name="Default" style:list-style-name="L1">
      <style:paragraph-properties fo:margin-top="0in" fo:margin-bottom="0in" loext:contextual-spacing="false"/>
      <style:text-properties style:font-name="TeXGyreSchola" fo:font-size="9pt" officeooo:rsid="00841914" officeooo:paragraph-rsid="0089e67a" style:font-size-asian="9pt" style:font-size-complex="9pt"/>
    </style:style>
    <style:style style:name="P23" style:family="paragraph" style:parent-style-name="Default" style:list-style-name="WW8Num2">
      <style:paragraph-properties fo:margin-left="0.3752in" fo:margin-right="0in" fo:margin-top="0in" fo:margin-bottom="0.022in" loext:contextual-spacing="false" fo:text-indent="-0.1252in" style:auto-text-indent="false"/>
      <style:text-properties style:font-name="TeXGyreSchola" fo:font-size="9pt" officeooo:rsid="002d3a4b" officeooo:paragraph-rsid="002fa3a4" style:font-size-asian="9pt" style:font-size-complex="9pt"/>
    </style:style>
    <style:style style:name="P24" style:family="paragraph" style:parent-style-name="Default" style:list-style-name="WW8Num2">
      <style:paragraph-properties fo:margin-left="0.3752in" fo:margin-right="0in" fo:margin-top="0in" fo:margin-bottom="0.022in" loext:contextual-spacing="false" fo:text-indent="-0.1252in" style:auto-text-indent="false"/>
      <style:text-properties style:font-name="EB Garamond 12" fo:font-size="10pt" officeooo:rsid="002d3a4b" officeooo:paragraph-rsid="002fa3a4" style:font-size-asian="10pt" style:font-size-complex="10pt"/>
    </style:style>
    <style:style style:name="P25" style:family="paragraph" style:parent-style-name="Standard" style:list-style-name="L2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fo:font-style="normal" officeooo:rsid="00e3adc6" officeooo:paragraph-rsid="00e3adc6" style:font-size-asian="9pt" style:font-style-asian="normal" style:font-size-complex="9pt" style:font-style-complex="normal"/>
    </style:style>
    <style:style style:name="P26" style:family="paragraph" style:parent-style-name="Standard" style:list-style-name="L2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fo:font-style="normal" officeooo:rsid="00a741dd" officeooo:paragraph-rsid="00a741dd" style:font-size-asian="9pt" style:font-style-asian="normal" style:font-size-complex="9pt" style:font-style-complex="normal"/>
    </style:style>
    <style:style style:name="P27" style:family="paragraph" style:parent-style-name="Standard" style:list-style-name="L2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fo:font-style="normal" officeooo:rsid="00f441de" officeooo:paragraph-rsid="00f441de" style:font-size-asian="9pt" style:font-style-asian="normal" style:font-size-complex="9pt" style:font-style-complex="normal"/>
    </style:style>
    <style:style style:name="P28" style:family="paragraph" style:parent-style-name="Standard" style:list-style-name="L2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fo:font-style="normal" officeooo:rsid="0105926f" officeooo:paragraph-rsid="0105926f" style:font-size-asian="9pt" style:font-style-asian="normal" style:font-size-complex="9pt" style:font-style-complex="normal"/>
    </style:style>
    <style:style style:name="P29" style:family="paragraph" style:parent-style-name="Standard" style:list-style-name="L3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rsid="0088b5a4" officeooo:paragraph-rsid="0088b5a4" style:font-size-asian="9pt" style:font-size-complex="9pt"/>
    </style:style>
    <style:style style:name="P30" style:family="paragraph" style:parent-style-name="Standard" style:list-style-name="L3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rsid="008a9991" officeooo:paragraph-rsid="008a9991" style:font-size-asian="9pt" style:font-size-complex="9pt"/>
    </style:style>
    <style:style style:name="P31" style:family="paragraph" style:parent-style-name="Standard" style:list-style-name="L3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paragraph-rsid="008a9991" style:font-size-asian="9pt" style:font-size-complex="9pt"/>
    </style:style>
    <style:style style:name="P32" style:family="paragraph" style:parent-style-name="Text_20_body" style:master-page-name="Standard">
      <style:paragraph-properties fo:margin-top="0in" fo:margin-bottom="0in" loext:contextual-spacing="false" fo:text-align="center" style:justify-single-word="false" style:page-number="auto" style:shadow="none" style:writing-mode="lr-tb"/>
      <style:text-properties style:font-name="TeXGyreSchola" fo:font-size="14pt" fo:font-weight="bold" style:font-size-asian="14pt" style:font-weight-asian="bold" style:font-size-complex="14pt"/>
    </style:style>
    <style:style style:name="P33" style:family="paragraph" style:parent-style-name="Times_20_New">
      <style:text-properties style:font-name="TeXGyreSchola" fo:font-size="9pt" style:font-size-asian="9pt" style:font-size-complex="9pt"/>
    </style:style>
    <style:style style:name="P34" style:family="paragraph" style:parent-style-name="Times_20_New">
      <style:text-properties style:font-name="TeXGyreSchola" fo:font-size="9pt" officeooo:paragraph-rsid="00e53ea4" style:font-size-asian="9pt" style:font-size-complex="9pt"/>
    </style:style>
    <style:style style:name="P35" style:family="paragraph" style:parent-style-name="Times_20_New">
      <style:text-properties style:font-name="TeXGyreSchola" fo:font-size="9pt" officeooo:paragraph-rsid="0063ec78" style:font-size-asian="9pt" style:font-size-complex="9pt"/>
    </style:style>
    <style:style style:name="P36" style:family="paragraph" style:parent-style-name="Times_20_New">
      <style:text-properties style:font-name="TeXGyreSchola" fo:font-size="9pt" officeooo:paragraph-rsid="0063ec78" style:font-size-asian="9pt" style:font-size-complex="9pt" style:font-weight-complex="bold"/>
    </style:style>
    <style:style style:name="P37" style:family="paragraph" style:parent-style-name="Heading_20_5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rsid="00a741dd" officeooo:paragraph-rsid="00a741dd" style:font-size-asian="9pt" style:font-size-complex="9pt"/>
    </style:style>
    <style:style style:name="P38" style:family="paragraph" style:parent-style-name="Heading_20_5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rsid="007479bd" officeooo:paragraph-rsid="0077273d" style:font-size-asian="9pt" style:font-size-complex="9pt"/>
    </style:style>
    <style:style style:name="P39" style:family="paragraph" style:parent-style-name="Heading_20_5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paragraph-rsid="0077273d" style:font-size-asian="9pt" style:font-size-complex="9pt"/>
    </style:style>
    <style:style style:name="T1" style:family="text">
      <style:text-properties fo:font-weight="normal" officeooo:rsid="00841914" style:font-weight-asian="normal" style:font-weight-complex="normal"/>
    </style:style>
    <style:style style:name="T2" style:family="text">
      <style:text-properties fo:font-weight="normal" officeooo:rsid="00abbcc5" style:font-weight-asian="normal" style:font-weight-complex="normal"/>
    </style:style>
    <style:style style:name="T3" style:family="text">
      <style:text-properties fo:font-weight="normal" officeooo:rsid="00b5a1ca" style:font-weight-asian="normal" style:font-weight-complex="normal"/>
    </style:style>
    <style:style style:name="T4" style:family="text">
      <style:text-properties fo:font-weight="normal" officeooo:rsid="00bbdef7" style:font-weight-asian="normal" style:font-weight-complex="normal"/>
    </style:style>
    <style:style style:name="T5" style:family="text">
      <style:text-properties fo:font-weight="normal" officeooo:rsid="00e08de0" style:font-weight-asian="normal" style:font-weight-complex="normal"/>
    </style:style>
    <style:style style:name="T6" style:family="text">
      <style:text-properties fo:font-weight="normal" officeooo:rsid="00bf6607" style:font-weight-asian="normal" style:font-weight-complex="normal"/>
    </style:style>
    <style:style style:name="T7" style:family="text">
      <style:text-properties fo:font-weight="normal" officeooo:rsid="010deaa6" style:font-weight-asian="normal" style:font-weight-complex="normal"/>
    </style:style>
    <style:style style:name="T8" style:family="text">
      <style:text-properties fo:font-weight="normal" officeooo:rsid="011a9a76" style:font-weight-asian="normal" style:font-weight-complex="normal"/>
    </style:style>
    <style:style style:name="T9" style:family="text">
      <style:text-properties fo:font-weight="normal" officeooo:rsid="011e870f" style:font-weight-asian="normal" style:font-weight-complex="normal"/>
    </style:style>
    <style:style style:name="T10" style:family="text">
      <style:text-properties fo:font-weight="normal" officeooo:rsid="01200475" style:font-weight-asian="normal" style:font-weight-complex="normal"/>
    </style:style>
    <style:style style:name="T11" style:family="text">
      <style:text-properties fo:font-weight="normal" officeooo:rsid="01232d9b" style:font-weight-asian="normal" style:font-weight-complex="normal"/>
    </style:style>
    <style:style style:name="T12" style:family="text">
      <style:text-properties fo:font-weight="normal" officeooo:rsid="012710e2" style:font-weight-asian="normal" style:font-weight-complex="normal"/>
    </style:style>
    <style:style style:name="T13" style:family="text">
      <style:text-properties fo:font-weight="normal" officeooo:rsid="01273745" style:font-weight-asian="normal" style:font-weight-complex="normal"/>
    </style:style>
    <style:style style:name="T14" style:family="text">
      <style:text-properties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63ec78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style:font-style-asian="italic" style:font-weight-asian="normal" style:font-style-complex="normal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style:font-style-asian="normal" style:font-style-complex="normal" style:font-weight-complex="normal"/>
    </style:style>
    <style:style style:name="T22" style:family="text">
      <style:text-properties fo:font-style="normal" officeooo:rsid="00a52682" style:font-style-asian="normal" style:font-style-complex="normal"/>
    </style:style>
    <style:style style:name="T23" style:family="text">
      <style:text-properties fo:font-style="normal" officeooo:rsid="00a04b03" style:font-style-asian="normal" style:font-style-complex="norm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63ec78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e53ea4" style:font-style-asian="normal" style:font-weight-asian="normal" style:font-style-complex="normal" style:font-weight-complex="normal"/>
    </style:style>
    <style:style style:name="T27" style:family="text">
      <style:text-properties officeooo:rsid="001de919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63ec78" style:font-weight-asian="bold" style:font-weight-complex="bold"/>
    </style:style>
    <style:style style:name="T30" style:family="text">
      <style:text-properties fo:font-weight="bold" officeooo:rsid="00841914" style:font-weight-asian="bold" style:font-weight-complex="bold"/>
    </style:style>
    <style:style style:name="T31" style:family="text">
      <style:text-properties fo:font-weight="bold" officeooo:rsid="00bf6607" style:font-weight-asian="bold" style:font-weight-complex="bold"/>
    </style:style>
    <style:style style:name="T32" style:family="text">
      <style:text-properties fo:font-weight="bold" officeooo:rsid="010deaa6" style:font-weight-asian="bold" style:font-weight-complex="bold"/>
    </style:style>
    <style:style style:name="T33" style:family="text">
      <style:text-properties officeooo:rsid="00841914"/>
    </style:style>
    <style:style style:name="T34" style:family="text">
      <style:text-properties style:use-window-font-color="true" fo:language="en" fo:country="US" fo:font-weight="bold" officeooo:rsid="0088b5a4" style:font-name-asian="Times New Roman" style:language-asian="zh" style:country-asian="CN" style:font-weight-asian="bold" style:font-name-complex="Times New Roman" style:language-complex="ar" style:country-complex="SA" style:font-weight-complex="bold"/>
    </style:style>
    <style:style style:name="T35" style:family="text">
      <style:text-properties style:use-window-font-color="true" fo:language="en" fo:country="US" fo:font-weight="bold" officeooo:rsid="00b82fbf" style:font-name-asian="Times New Roman" style:language-asian="zh" style:country-asian="CN" style:font-weight-asian="bold" style:font-name-complex="Times New Roman" style:language-complex="ar" style:country-complex="SA" style:font-weight-complex="bold"/>
    </style:style>
    <style:style style:name="T36" style:family="text">
      <style:text-properties officeooo:rsid="008a9991"/>
    </style:style>
    <style:style style:name="T37" style:family="text">
      <style:text-properties officeooo:rsid="009e73b8"/>
    </style:style>
    <style:style style:name="T38" style:family="text">
      <style:text-properties officeooo:rsid="009fc3f6"/>
    </style:style>
    <style:style style:name="T39" style:family="text">
      <style:text-properties officeooo:rsid="00a68356"/>
    </style:style>
    <style:style style:name="T40" style:family="text">
      <style:text-properties officeooo:rsid="00ba78ae"/>
    </style:style>
    <style:style style:name="T41" style:family="text">
      <style:text-properties style:font-name="TeXGyreSchola" fo:font-size="9pt" style:font-size-asian="9pt" style:font-size-complex="9pt"/>
    </style:style>
    <style:style style:name="T42" style:family="text">
      <style:text-properties officeooo:rsid="00e3adc6"/>
    </style:style>
    <style:style style:name="T43" style:family="text">
      <style:text-properties officeooo:rsid="00eafc55"/>
    </style:style>
    <style:style style:name="T44" style:family="text">
      <style:text-properties officeooo:rsid="00f1b7e5"/>
    </style:style>
    <style:style style:name="T45" style:family="text">
      <style:text-properties officeooo:rsid="00f504a5"/>
    </style:style>
    <style:style style:name="T46" style:family="text">
      <style:text-properties officeooo:rsid="010420f5"/>
    </style:style>
    <style:style style:name="T47" style:family="text">
      <style:text-properties officeooo:rsid="011c367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Andrew Harris</text:p>
      <text:p text:style-name="P10"/>
      <text:p text:style-name="P8"><text:span text:style-name="T40">(</text:span>310) 729-9608 ∙ <text:a xlink:type="simple" xlink:href="mailto:Andrew@harris.net" text:style-name="Internet_20_link" text:visited-style-name="Visited_20_Internet_20_Link">Andrew@</text:a><text:a xlink:type="simple" xlink:href="mailto:Andrew@harris.net" text:style-name="Internet_20_link" text:visited-style-name="Visited_20_Internet_20_Link"><text:span text:style-name="T27">h</text:span></text:a><text:a xlink:type="simple" xlink:href="mailto:Andrew@harris.net" text:style-name="Internet_20_link" text:visited-style-name="Visited_20_Internet_20_Link">arris.net</text:a></text:p>
      <text:p text:style-name="P9"/>
      <text:p text:style-name="P3">Analytics professional ready to create insightful and actionable analyses on day one</text:p>
      <text:p text:style-name="P4"/>
      <text:h text:style-name="P13" text:outline-level="2"><text:span text:style-name="T34">S</text:span><text:span text:style-name="T35">KILLS</text:span></text:h>
      <text:list xml:id="list935181729344747381" text:style-name="L1">
        <text:list-item>
          <text:p text:style-name="P17"><text:span text:style-name="T30">Python </text:span><text:span text:style-name="T31">– </text:span><text:span text:style-name="T33">Jupyter Notebook, Pandas, Scikit-Learn; Familiarity with Statsmodels, Keras</text:span></text:p>
        </text:list-item>
        <text:list-item>
          <text:p text:style-name="P18"><text:span text:style-name="T30">R </text:span><text:span text:style-name="T31">–</text:span><text:span text:style-name="T1"> </text:span><text:span text:style-name="T3">R</text:span><text:span text:style-name="T4">S</text:span><text:span text:style-name="T3">tudio, </text:span><text:span text:style-name="T5">t</text:span><text:span text:style-name="T2">idyverse, caret, forecast</text:span></text:p>
        </text:list-item>
        <text:list-item>
          <text:p text:style-name="P19"><text:span text:style-name="T30">SQL </text:span><text:span text:style-name="T31">–</text:span><text:span text:style-name="T6"> </text:span><text:span text:style-name="T7">Extensive</text:span><text:span text:style-name="T32"> </text:span><text:span text:style-name="T33">SAS Proc SQL; Familiarity with MySQL, MariaDB</text:span></text:p>
        </text:list-item>
        <text:list-item>
          <text:p text:style-name="P21"><text:span text:style-name="T30">Machine Learning </text:span><text:span text:style-name="T31">–</text:span><text:span text:style-name="T8"> </text:span><text:span text:style-name="T33">Clustering, Regression, Classification</text:span><text:span text:style-name="T8">, </text:span><text:span text:style-name="T13">Cross-Validation,</text:span><text:span text:style-name="T8"> </text:span><text:span text:style-name="T33">Visualization, and implementation in both R and Python</text:span></text:p>
        </text:list-item>
        <text:list-item>
          <text:p text:style-name="P20"><text:span text:style-name="T30">Linux – </text:span><text:span text:style-name="T33">Bash, Vim, Debian based distributions</text:span></text:p>
          <text:p text:style-name="P22"/>
        </text:list-item>
      </text:list>
      <text:h text:style-name="P11" text:outline-level="2">EXPERIENCE </text:h>
      <text:h text:style-name="P37" text:outline-level="5">Econ One Research<text:tab/>Los Angeles, CA</text:h>
      <text:p text:style-name="P5"><text:span text:style-name="T20">Analyst</text:span><text:tab/><text:span text:style-name="T20">March 2017-Present</text:span></text:p>
      <text:list xml:id="list793044690924160631" text:style-name="L2">
        <text:list-item>
          <text:p text:style-name="P25"><text:span text:style-name="T44">Conduct antitrust </text:span>research and analysis for <text:span text:style-name="T44">economic litigation firm:</text:span></text:p>
          <text:list>
            <text:list-item>
              <text:p text:style-name="P26"><text:span text:style-name="T43">Munge</text:span> and <text:span text:style-name="T43">a</text:span>naly<text:span text:style-name="T43">ze</text:span> large data sets (hundreds of millions of observations)</text:p>
            </text:list-item>
            <text:list-item>
              <text:p text:style-name="P27">Creat<text:span text:style-name="T46">e</text:span> support scripts to <text:span text:style-name="T45">mine relevant topics out of tens of thousands of</text:span> discovery documents</text:p>
            </text:list-item>
            <text:list-item>
              <text:p text:style-name="P28">Propose machine learning tools and methodologies in support of econometric case work</text:p>
              <text:p text:style-name="P26"/>
            </text:list-item>
          </text:list>
        </text:list-item>
      </text:list>
      <text:h text:style-name="P38" text:outline-level="5">General Assembly<text:tab/><text:span text:style-name="T28">Los Angeles, CA</text:span></text:h>
      <text:p text:style-name="P6"><text:span text:style-name="T20">Instructional Associate</text:span><text:tab/><text:span text:style-name="T39">2016</text:span></text:p>
      <text:list xml:id="list8400378464944652285" text:style-name="L3">
        <text:list-item>
          <text:p text:style-name="P29">Instructed Data Science <text:span text:style-name="T37">course</text:span> <text:span text:style-name="T36">where</text:span> <text:span text:style-name="T36">students learned to:</text:span></text:p>
          <text:list>
            <text:list-item>
              <text:p text:style-name="P30">Perfor<text:span text:style-name="T42">m</text:span> exploratory data analysis with Python</text:p>
            </text:list-item>
            <text:list-item>
              <text:p text:style-name="P30">Bui<text:span text:style-name="T42">ld</text:span> and refine machine learning models to predict patterns from data sets</text:p>
            </text:list-item>
            <text:list-item>
              <text:p text:style-name="P30">Communicate data driven insights to technical and non-technical audiences alike</text:p>
              <text:p text:style-name="P31"/>
            </text:list-item>
          </text:list>
        </text:list-item>
      </text:list>
      <text:h text:style-name="P39" text:outline-level="5"><text:span text:style-name="T14">Rossi, Doskocil &amp; Finkelstein, LLP<text:tab/></text:span><text:span text:style-name="T28">Long Beach, CA</text:span></text:h>
      <text:p text:style-name="P7"><text:span text:style-name="T20">Staff Accountant </text:span><text:span text:style-name="T23">(Audit)</text:span><text:span text:style-name="T15"><text:tab/></text:span><text:span text:style-name="T22">2012-2014</text:span></text:p>
      <text:list xml:id="list7384483788899500430" text:style-name="L4">
        <text:list-item>
          <text:p text:style-name="P14"><text:span text:style-name="T38">Specialized in f</text:span>raud detection and compliance:</text:p>
          <text:list>
            <text:list-item>
              <text:p text:style-name="P15">Performed fraud consulting for a major manufacturer (&gt;$100M in <text:span text:style-name="T42">yearly </text:span>revenue) at 5 <text:span text:style-name="T47">national divisions</text:span></text:p>
            </text:list-item>
            <text:list-item>
              <text:p text:style-name="P16">Implemented Benford's Law analytics to test for fraudulent disbursements</text:p>
            </text:list-item>
            <text:list-item>
              <text:p text:style-name="P16">Automated attest procedures to increase accuracy and significantly decrease time spent on analyzing EE records</text:p>
            </text:list-item>
          </text:list>
        </text:list-item>
      </text:list>
      <text:p text:style-name="P2"/>
      <text:h text:style-name="P11" text:outline-level="2">EDUCATION </text:h>
      <text:h text:style-name="P33" text:outline-level="5"><text:span text:style-name="T14">University of Southern California, Marshall School of Business</text:span><text:tab/><text:span text:style-name="T28">Los Angeles, CA</text:span></text:h>
      <text:h text:style-name="P34" text:outline-level="5"><text:span text:style-name="T24">Master of Science in Finance <text:tab/></text:span><text:span text:style-name="T26">2016</text:span></text:h>
      <text:h text:style-name="P34" text:outline-level="5"><text:span text:style-name="T26">Deans List: Fall 2015, Spring 2016</text:span><text:span text:style-name="T16"><text:tab/></text:span></text:h>
      <text:h text:style-name="P36" text:outline-level="5"/>
      <text:h text:style-name="P35" text:outline-level="5"><text:span text:style-name="T14">University of California </text:span><text:tab/><text:span text:style-name="T28">Santa Barbara, C</text:span><text:span text:style-name="T29">A</text:span></text:h>
      <text:h text:style-name="P35" text:outline-level="5"><text:span text:style-name="T25">Bachelor of Arts, Economics &amp; Accounting</text:span><text:span text:style-name="T18"> <text:tab/></text:span><text:span text:style-name="T25">2011</text:span></text:h>
      <text:h text:style-name="P35" text:outline-level="5"><text:span text:style-name="T25">Minors in Statistical Science, Philosophy</text:span><text:span text:style-name="T17"><text:tab/></text:span><text:span text:style-name="T19"> </text:span><text:span text:style-name="T21"><text:tab/></text:span></text:h>
      <text:p text:style-name="P1"/>
      <text:h text:style-name="P12" text:outline-level="2">ADDITIONAL INFORMATION</text:h>
      <text:list xml:id="list1262943493580565544" text:style-name="WW8Num2">
        <text:list-item>
          <text:p text:style-name="P23">California Licensed CPA (License # 119969)</text:p>
        </text:list-item>
        <text:list-item>
          <text:p text:style-name="P24"><text:span text:style-name="T41">LinkedIn Profile: </text:span><text:a xlink:type="simple" xlink:href="http://www.linkedin.com/in/andrewharriscpa" text:style-name="Internet_20_link" text:visited-style-name="Visited_20_Internet_20_Link"><text:span text:style-name="T41">www.linkedin.com/in/andrewharriscpa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EB Garamond 12" svg:font-family="'EB Garamond 12'" style:font-pitch="variable"/>
    <style:font-face style:name="TeXGyreSchola" svg:font-family="TeXGyreSchol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99in" style:writing-mode="lr-tb"/>
      <style:text-properties style:use-window-font-color="true" style:font-name="Liberation Serif" fo:font-size="12pt" fo:language="en" fo:country="US" style:font-name-asian="Noto Sans CJK JP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Arial Narrow" fo:font-family="'Arial Narrow'" style:font-family-generic="swiss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Arial Narrow" style:font-family-complex="'Arial Narrow'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 Narrow" fo:font-family="'Arial Narrow'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Arial Narrow" style:font-family-complex="'Arial Narrow'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padding-left="0in" fo:padding-right="0in" fo:padding-top="0in" fo:padding-bottom="0.0138in" fo:border-left="none" fo:border-right="none" fo:border-top="none" fo:border-bottom="0.51pt solid #000000" fo:keep-with-next="always"/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padding-left="0in" fo:padding-right="0in" fo:padding-top="0in" fo:padding-bottom="0.0138in" fo:border-left="none" fo:border-right="none" fo:border-top="none" fo:border-bottom="0.51pt solid #000000" fo:keep-with-next="always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padding-left="0in" fo:padding-right="0in" fo:padding-top="0in" fo:padding-bottom="0.0138in" fo:border-left="none" fo:border-right="none" fo:border-top="none" fo:border-bottom="0.51pt solid #000000" fo:keep-with-next="always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4in" fo:margin-right="0in" fo:text-indent="-4in" style:auto-text-indent="false" fo:keep-with-next="always"/>
      <style:text-properties fo:color="#000000"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Times New Roman" fo:font-family="'Times New Roman'" style:font-family-generic="roman" style:font-pitch="variable" fo:font-size="10pt" fo:font-style="italic" fo:font-weight="bold" style:font-size-asian="10pt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25in" fo:margin-right="0.3063in" fo:text-indent="-0.25in" style:auto-text-indent="false" fo:keep-with-next="always"/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ext_20_body_20_indent" style:display-name="Text body indent" style:family="paragraph" style:parent-style-name="Standard" style:class="text">
      <style:paragraph-properties fo:margin-left="1.1811in" fo:margin-right="0in" fo:text-indent="-1.1811in" style:auto-text-indent="false"/>
      <style:text-properties style:font-name="Arial Narrow" fo:font-family="'Arial Narrow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Arial Narrow" style:font-family-complex="'Arial Narrow'" style:font-family-generic-complex="swiss" style:font-pitch-complex="variable"/>
    </style:style>
    <style:style style:name="Body_20_Text_20_Indent_20_3" style:display-name="Body Text Indent 3" style:family="paragraph" style:parent-style-name="Standard">
      <style:paragraph-properties fo:margin-left="1.3752in" fo:margin-right="0in" fo:text-align="justify" style:justify-single-word="false" fo:text-indent="0in" style:auto-text-indent="false"/>
      <style:text-properties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/>
    </style:style>
    <style:style style:name="Body_20_Text_20_2" style:display-name="Body Text 2" style:family="paragraph" style:parent-style-name="Standard"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" style:font-family-complex="'Times New Roman'" style:font-family-generic-complex="roman" style:font-pitch-complex="variable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alibri" style:family="paragraph" style:parent-style-name="Heading_20_5" style:default-outline-level="" style:list-style-name="">
      <style:paragraph-properties>
        <style:tab-stops>
          <style:tab-stop style:position="6.9374in" style:type="right"/>
        </style:tab-stops>
      </style:paragraph-properties>
    </style:style>
    <style:style style:name="Timesa" style:family="paragraph" style:parent-style-name="Calibri">
      <style:text-properties fo:font-size="10pt" style:font-size-asian="10pt" style:font-size-complex="10pt"/>
    </style:style>
    <style:style style:name="Times_20_New" style:display-name="Times New" style:family="paragraph" style:parent-style-name="Timesa"/>
    <style:style style:name="Arial" style:family="paragraph" style:parent-style-name="Text_20_body">
      <style:paragraph-properties fo:margin-top="0in" fo:margin-bottom="0in" loext:contextual-spacing="false" fo:padding-left="0in" fo:padding-right="0in" fo:padding-top="0in" fo:padding-bottom="0.0138in" fo:border-left="none" fo:border-right="none" fo:border-top="none" fo:border-bottom="0.51pt solid #000000">
        <style:tab-stops>
          <style:tab-stop style:position="7.5in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1pt" fo:language="en" fo:country="US" style:text-underline-style="none" fo:font-weight="normal" officeooo:rsid="001c1049" style:font-name-asian="Times New Roman" style:font-family-asian="'Times New Roman'" style:font-family-generic-asian="roman" style:font-pitch-asian="variable" style:font-size-asian="11pt" style:language-asian="zh" style:country-asian="CN" style:font-weight-asian="normal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normal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4z0" style:family="text">
      <style:text-properties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 style:font-size-complex="10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, 'Arial Unicode MS'" style:font-charset="x-symbol" fo:font-size="10pt" style:font-name-asian="OpenSymbol1" style:font-family-asian="OpenSymbol, 'Arial Unicode MS'" style:font-charset-asian="x-symbol" style:font-size-asian="8.75pt" style:font-name-complex="OpenSymbol1" style:font-family-complex="OpenSymbol, 'Arial Unicode MS'" style:font-charset-complex="x-symbol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8in" fo:margin-right="0.8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YOUR NAME</dc:title>
    <meta:initial-creator>Andrew Harris</meta:initial-creator>
    <meta:creation-date>2016-01-28T10:01:00</meta:creation-date>
    <dc:date>2018-01-21T18:49:38.230615028</dc:date>
    <meta:print-date>2017-01-01T19:38:43.508430053</meta:print-date>
    <meta:editing-cycles>204</meta:editing-cycles>
    <meta:editing-duration>P1DT5H22M44S</meta:editing-duration>
    <meta:generator>LibreOffice/5.2.7.2$Linux_X86_64 LibreOffice_project/20m0$Build-2</meta:generator>
    <meta:document-statistic meta:table-count="0" meta:image-count="0" meta:object-count="0" meta:page-count="1" meta:paragraph-count="41" meta:word-count="295" meta:character-count="2044" meta:non-whitespace-character-count="1795"/>
  </office:meta>
</office:document-meta>
</file>